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ision:</text:p>
      <text:p text:style-name="Standard"/>
      <text:p text:style-name="Standard">Einfache individuelle Zusammenstellung von Aktienportfolios <text:s/>nach einfachen Kriterien die sich aus den Zeitreihen von Kurs und Dividende des letzten Jahres ergeben. Die Gewichtung der Aktien erfolgt so, dass sich ein minimales Risiko ergibt (Markowitz: Portfolio-Therorie) . </text:p>
      <text:p text:style-name="Standard"/>
      <text:p text:style-name="Standard"/>
      <text:p text:style-name="Standard"/>
      <text:p text:style-name="P3">User-Stories:</text:p>
      <text:p text:style-name="Standard">. </text:p>
      <text:list xml:id="list3412840046867207134" text:style-name="L1">
        <text:list-item>
          <text:p text:style-name="P1">Das System benötigt Aktien, deren Zeitreihe von Kursen und Dividenden des letzten Jahres</text:p>
          <text:p text:style-name="P1">um daraus Portfolios erstellen zu können (Dow + Dax) </text:p>
          <text:p text:style-name="P1">Akzeptanzkriterium: <text:s/>Aktien und Kurse sind in der Datenbankund können durch Batch-Jobs.</text:p>
          <text:p text:style-name="P1"><text:s/>importiert werden. Wert:hoch, Prio 0 (Voraaussetzung für alles andere) </text:p>
          <text:p text:style-name="P1"/>
        </text:list-item>
        <text:list-item>
          <text:p text:style-name="P1">Das Sytem benötigt einen Login-Mechanismus (zumindest für den Web-Teil). Wert mittel, Prio 2</text:p>
          <text:p text:style-name="P1">Akzeptanzkriterium: <text:s/>Ich habe nur Zugang zum System über <text:s/>user passwort</text:p>
        </text:list-item>
      </text:list>
      <text:p text:style-name="Standard"/>
      <text:p text:style-name="Standard"/>
      <text:list xml:id="list41724734" text:continue-numbering="true" text:style-name="L1">
        <text:list-item>
          <text:p text:style-name="P1">Als Anleger möchte ich individuelle Aktien-Portfolios nach einfachen Auswahlkriterien basierend <text:s/>auf den historischen Daten der Zeitreihen für Kurs und Dividende(n) erstellen. Die Standardabweichung der Kurse ist Indikator für das Risiko. Dividenden und Kursanstieg sind Indikatoren für den Gewinn. <text:s/>Wert: Hoch , Prio 1</text:p>
        </text:list-item>
      </text:list>
      <text:p text:style-name="Standard"/>
      <text:p text:style-name="Standard"><text:tab/>Akzeptanzkriterium: <text:s/>Portfolio erstellen und Aktien hinzufügen. </text:p>
      <text:p text:style-name="Standard"/>
      <text:list xml:id="list41736149" text:continue-numbering="true" text:style-name="L1">
        <text:list-item>
          <text:p text:style-name="P1">Als Anleger möchte ich die Gewichte eines Aktienportfolios ermitteln, das sich ein minimales Risiko ergibt. (Leerverkäufe sind generell <text:s/>möglich und sind <text:s/>ggf. <text:s/>manuell durch Entfernen aus dem Portfolio zu unterbinden, zu kleine Gewichte können ebenfalls manuell entfernt werden). Wert Hoch, Prio 1</text:p>
        </text:list-item>
      </text:list>
      <text:p text:style-name="Standard"/>
      <text:p text:style-name="Standard"><text:tab/> Akzeptanzkriterium: Für unterschiedliche Portfolios werden Aktien hinzugefügt und <text:tab/>entfernt. Der Gewichtsvektor muß sich sinnvoll verändern.</text:p>
      <text:p text:style-name="Standard"/>
      <text:list xml:id="list2148915352600063498" text:style-name="L2">
        <text:list-item>
          <text:p text:style-name="P2">Als Anleger will ich aktualisierte Zeitreihen bei Bedarf für ein bestehendes bereits <text:s/>risiko- optimiertes Portfolio übernehmen. Wert mittel, Prio 2</text:p>
          <text:p text:style-name="P2"><text:s/>Akzeptanzkriterium: <text:s/>Die Werte für Gewicht, Gesamtrisiko des Portfolios und Renditen müssen sich anpassen.</text:p>
          <text:p text:style-name="P2"/>
        </text:list-item>
        <text:list-item>
          <text:p text:style-name="P2">Als Anwender möchte ich die Kennzahlen des Portfolios als pdf-Dokumnet herunterladen</text:p>
          <text:p text:style-name="P2">Akzeptanzkriterium: pdf-Dokumnet konnte heruntergeladen werden und beinhaltet die Kennzahlen des Portfolios. Wert: Mittel, Prio 2</text:p>
          <text:p text:style-name="P2"/>
        </text:list-item>
        <text:list-item>
          <text:p text:style-name="P2">Als Anwender möchte ich ein Portfolio, das realisiert ist vor Änderungen schützen.</text:p>
          <text:p text:style-name="P2">Akzeptanzkriterium: <text:s/>Portfolio und seine Positionen kann nicht mehr geändert werden (auch die Zeitreihen können nicht mehr aktualisiert werden). </text:p>
          <text:p text:style-name="P2"/>
        </text:list-item>
        <text:list-item>
          <text:p text:style-name="P2">Als Anwender will ich Aktien direkt aus der Portfolio-Übersicht entfernen können (um z.B. schnell die Leerverkäufe und zu kleinen Gewichte entfernen zu können.) Wert mittel, Prio 3</text:p>
          <text:p text:style-name="P2">Akzeptanzkriterium: <text:s/>Aktie entfernen-&gt; Aktie verschwindet in Übersicht Kennzahlen passen sich a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21:15:52.08</meta:creation-date>
    <dc:date>2016-03-30T21:54:03.18</dc:date>
    <meta:editing-duration>PT38M12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22" meta:word-count="345" meta:character-count="2571"/>
  </office:meta>
</office:document-meta>
</file>